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320000000CC83EA5ACF.png" manifest:media-type="image/png"/>
  <manifest:file-entry manifest:full-path="Pictures/100002010000014900000054540F14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Osaka1" svg:font-family="Osaka"/>
    <style:font-face style:name="ＭＳ Ｐゴシック1" svg:font-family="'ＭＳ Ｐゴシック'"/>
    <style:font-face style:name="ＭＳ Ｐゴシック3" svg:font-family="'ＭＳ Ｐゴシック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Droid Sans Fallback2" svg:font-family="'Droid Sans Fallback'" style:font-family-generic="modern" style:font-pitch="variable"/>
    <style:font-face style:name="ＭＳ Ｐゴシック2" svg:font-family="'ＭＳ Ｐゴシック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39cm" fo:padding-top="0.40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848cm"/>
    </style:style>
    <style:style style:name="gr12" style:family="graphic" style:parent-style-name="standard">
      <style:graphic-properties draw:stroke="solid" svg:stroke-width="0cm" svg:stroke-color="#3465a4" draw:marker-start="msArrowEnd_20_5" draw:marker-start-width="0.21cm" draw:marker-start-center="false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pr1" style:family="presentation" style:parent-style-name="Title_20_Only-title">
      <style:graphic-properties draw:auto-grow-height="true" fo:min-height="3.18cm"/>
    </style:style>
    <style:style style:name="pr2" style:family="presentation" style:parent-style-name="Title_20_Only-notes">
      <style:graphic-properties draw:fill-color="#ffffff" fo:min-height="12.573cm"/>
    </style:style>
    <style:style style:name="pr3" style:family="presentation" style:parent-style-name="Title_20_Only-title">
      <style:graphic-properties fo:min-height="3.18cm"/>
    </style:style>
    <style:style style:name="pr4" style:family="presentation" style:parent-style-name="Title_20_Only-notes">
      <style:graphic-properties draw:fill-color="#ffffff" fo:min-height="12.572cm"/>
    </style:style>
    <style:style style:name="pr5" style:family="presentation" style:parent-style-name="Default_20_1-title">
      <style:graphic-properties fo:min-height="3.18cm"/>
    </style:style>
    <style:style style:name="pr6" style:family="presentation" style:parent-style-name="Default_20_1-notes">
      <style:graphic-properties draw:fill-color="#ffffff" fo:min-height="12.573cm"/>
    </style:style>
    <style:style style:name="co1" style:family="table-column">
      <style:table-column-properties style:column-width="7.577cm" style:use-optimal-column-width="false"/>
    </style:style>
    <style:style style:name="co2" style:family="table-column">
      <style:table-column-properties style:column-width="4.413cm" style:use-optimal-column-width="false"/>
    </style:style>
    <style:style style:name="co3" style:family="table-column">
      <style:table-column-properties style:column-width="3.059cm" style:use-optimal-column-width="false"/>
    </style:style>
    <style:style style:name="co4" style:family="table-column">
      <style:table-column-properties style:column-width="10.154cm" style:use-optimal-column-width="false"/>
    </style:style>
    <style:style style:name="co5" style:family="table-column">
      <style:table-column-properties style:column-width="6.458cm" style:use-optimal-column-width="false"/>
    </style:style>
    <style:style style:name="co6" style:family="table-column">
      <style:table-column-properties style:column-width="7.187cm" style:use-optimal-column-width="false"/>
    </style:style>
    <style:style style:name="co7" style:family="table-column">
      <style:table-column-properties style:column-width="11.557cm" style:use-optimal-column-width="false"/>
    </style:style>
    <style:style style:name="ro1" style:family="table-row">
      <style:table-row-properties style:row-height="2.181cm"/>
    </style:style>
    <style:style style:name="ro2" style:family="table-row">
      <style:table-row-properties style:row-height="1.018cm"/>
    </style:style>
    <style:style style:name="ro3" style:family="table-row">
      <style:table-row-properties style:row-height="1.111cm"/>
    </style:style>
    <style:style style:name="ro4" style:family="table-row">
      <style:table-row-properties style:row-height="1.028cm"/>
    </style:style>
    <style:style style:name="ro5" style:family="table-row">
      <style:table-row-properties style:row-height="0.972cm"/>
    </style:style>
    <style:style style:name="ro6" style:family="table-row">
      <style:table-row-properties style:row-height="1.379cm"/>
    </style:style>
    <style:style style:name="ro7" style:family="table-row">
      <style:table-row-properties style:row-height="1.875cm"/>
    </style:style>
    <style:style style:name="ro8" style:family="table-row">
      <style:table-row-properties style:row-height="0.82cm"/>
    </style:style>
    <style:style style:name="ce1" style:family="table-cell">
      <style:graphic-properties style:repeat="repeat"/>
      <style:paragraph-properties fo:margin-top="0cm" fo:margin-bottom="0cm" fo:line-height="100%" fo:text-align="center"/>
    </style:style>
    <style:style style:name="ce2" style:family="table-cell">
      <style:graphic-properties style:repeat="repeat"/>
    </style:style>
    <style:style style:name="ce3" style:family="table-cell">
      <style:graphic-properties draw:opacity="20%"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4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5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ce6" style:family="table-cell">
      <style:graphic-properties draw:opacity="20%" style:repeat="repeat"/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ce7" style:family="table-cell">
      <style:graphic-properties style:repeat="repeat"/>
      <style:paragraph-properties fo:margin-top="0cm" fo:margin-bottom="0cm" fo:line-height="100%" fo:text-align="start"/>
      <style:text-properties fo:font-size="12pt" style:font-size-asian="12pt" style:font-size-complex="12pt"/>
    </style:style>
    <style:style style:name="ce8" style:family="table-cell">
      <style:graphic-properties style:repeat="repeat"/>
      <style:paragraph-properties fo:margin-top="0cm" fo:margin-bottom="0cm" fo:line-height="100%" fo:text-align="center"/>
      <style:text-properties fo:font-size="12pt" style:font-size-asian="12pt" style:font-size-complex="12pt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50%" fo:text-align="start"/>
    </style:style>
    <style:style style:name="P6" style:family="paragraph">
      <style:paragraph-properties fo:margin-top="0cm" fo:margin-bottom="0cm" fo:line-height="150%"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start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top="0cm" fo:margin-bottom="0cm" fo:line-height="100%" fo:text-align="center" style:font-independent-line-spacing="true"/>
      <style:text-properties fo:font-size="18pt" style:font-size-asian="18pt"/>
    </style:style>
    <style:style style:name="P14" style:family="paragraph">
      <style:paragraph-properties fo:margin-top="0cm" fo:margin-bottom="0cm" fo:line-height="100%"/>
    </style:style>
    <style:style style:name="P15" style:family="paragraph">
      <style:paragraph-properties fo:margin-top="0cm" fo:margin-bottom="0.305cm"/>
    </style:style>
    <style:style style:name="P16" style:family="paragraph">
      <style:paragraph-properties fo:margin-top="0cm" fo:margin-bottom="0.66cm"/>
    </style:style>
    <style:style style:name="P17" style:family="paragraph">
      <style:paragraph-properties fo:margin-top="0cm" fo:margin-bottom="0.508cm"/>
    </style:style>
    <style:style style:name="P18" style:family="paragraph">
      <style:paragraph-properties fo:margin-top="0cm" fo:margin-bottom="0.102cm"/>
    </style:style>
    <style:style style:name="P19" style:family="paragraph">
      <style:paragraph-properties fo:margin-top="0cm" fo:margin-bottom="0.66cm"/>
      <style:text-properties fo:font-size="18pt"/>
    </style:style>
    <style:style style:name="P20" style:family="paragraph">
      <style:paragraph-properties fo:margin-top="0cm" fo:margin-bottom="0.203cm"/>
    </style:style>
    <style:style style:name="P21" style:family="paragraph">
      <style:paragraph-properties fo:margin-top="0cm" fo:margin-bottom="0.203cm"/>
      <style:text-properties fo:font-size="18pt"/>
    </style:style>
    <style:style style:name="P22" style:family="paragraph">
      <style:paragraph-properties fo:margin-top="0cm" fo:margin-bottom="0cm"/>
    </style:style>
    <style:style style:name="P23" style:family="paragraph">
      <style:paragraph-properties fo:margin-top="0cm" fo:margin-bottom="0cm" fo:text-align="start" style:font-independent-line-spacing="true"/>
      <style:text-properties fo:font-size="18pt"/>
    </style:style>
    <style:style style:name="P24" style:family="paragraph">
      <style:paragraph-properties fo:text-align="center"/>
    </style:style>
    <style:style style:name="P25" style:family="paragraph">
      <style:paragraph-properties fo:margin-top="0cm" fo:margin-bottom="0.152cm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normal" style:font-size-asian="18pt" style:font-style-asian="normal" style:font-weight-asian="normal" style:font-style-complex="normal" style:font-weight-complex="normal"/>
    </style:style>
    <style:style style:name="T1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">
        <office:forms form:automatic-focus="false" form:apply-design-mode="false"/>
        <draw:custom-shape draw:name="CustomShape 1" draw:style-name="gr1" draw:text-style-name="P2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4.758cm" svg:height="3.18cm" svg:x="1.15cm" svg:y="5.08cm" presentation:class="title" presentation:user-transformed="true">
          <draw:text-box>
            <text:p>2015.04 uboot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8" draw:layer="layout" svg:width="24.762cm" svg:height="3.178cm" svg:x="1.375cm" svg:y="0.76cm">
          <text:p text:style-name="P7"><text:span text:style-name="T3">Bootloader</text:span><text:span text:style-name="T3">磁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5.202cm" svg:height="13.481cm" svg:x="1.218cm" svg:y="3.611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4">Address </text:span></text:p>
                <text:p text:style-name="P7"><text:span text:style-name="T5">(unit:block , 1 block=512 bytes)</text:span></text:p>
              </table:table-cell>
              <table:table-cell>
                <text:p text:style-name="P7"><text:span text:style-name="T4">Name</text:span></text:p>
              </table:table-cell>
              <table:table-cell>
                <text:p text:style-name="P7"><text:span text:style-name="T4">Size</text:span></text:p>
              </table:table-cell>
              <table:table-cell>
                <text:p text:style-name="P7"><text:span text:style-name="T4">Content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000 (0)</text:span></text:p>
              </table:table-cell>
              <table:table-cell>
                <text:p text:style-name="P7"><text:span text:style-name="T4">MBR</text:span></text:p>
              </table:table-cell>
              <table:table-cell>
                <text:p text:style-name="P7"><text:span text:style-name="T4">1K</text:span></text:p>
              </table:table-cell>
              <table:table-cell>
                <text:p text:style-name="P7"><text:span text:style-name="T4">Partition table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002 (1K)</text:span></text:p>
              </table:table-cell>
              <table:table-cell table:style-name="ce2">
                <text:p text:style-name="P7"><text:span text:style-name="T4">U-boot</text:span></text:p>
              </table:table-cell>
              <table:table-cell>
                <text:p text:style-name="P7"><text:span text:style-name="T4">767K</text:span></text:p>
              </table:table-cell>
              <table:table-cell>
                <text:p text:style-name="P7"><text:span text:style-name="T4">Boot loader program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600 (768K)</text:span></text:p>
              </table:table-cell>
              <table:table-cell>
                <text:p text:style-name="P7"><text:span text:style-name="T4">Setting</text:span></text:p>
              </table:table-cell>
              <table:table-cell>
                <text:p text:style-name="P7"><text:span text:style-name="T4">512B</text:span></text:p>
              </table:table-cell>
              <table:table-cell>
                <text:p text:style-name="P7"><text:span text:style-name="T4">Setting data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800 (1M)</text:span></text:p>
              </table:table-cell>
              <table:table-cell>
                <text:p text:style-name="P7"><text:span text:style-name="T4">R-Kernel</text:span></text:p>
              </table:table-cell>
              <table:table-cell>
                <text:p text:style-name="P7"><text:span text:style-name="T4">10.5M</text:span></text:p>
              </table:table-cell>
              <table:table-cell>
                <text:p text:style-name="P7"><text:span text:style-name="T4">Kernel for recovery/debug</text:span></text:p>
              </table:table-cell>
            </table:table-row>
            <table:table-row table:style-name="ro3" table:default-cell-style-name="ce1">
              <table:table-cell>
                <text:p text:style-name="P7"><text:span text:style-name="T4">0x5C00 (11.5M)</text:span></text:p>
              </table:table-cell>
              <table:table-cell>
                <text:p text:style-name="P7"><text:span text:style-name="T4">R-Board.dtb</text:span></text:p>
              </table:table-cell>
              <table:table-cell>
                <text:p text:style-name="P7"><text:span text:style-name="T4">512K</text:span></text:p>
              </table:table-cell>
              <table:table-cell>
                <text:p text:style-name="P7"><text:span text:style-name="T4">Board conf for recovery/debug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6000 (12M)</text:span></text:p>
              </table:table-cell>
              <table:table-cell>
                <text:p text:style-name="P7"><text:span text:style-name="T4">U-boot-argv</text:span></text:p>
              </table:table-cell>
              <table:table-cell>
                <text:p text:style-name="P7"><text:span text:style-name="T4">8K</text:span></text:p>
              </table:table-cell>
              <table:table-cell>
                <text:p text:style-name="P7"><text:span text:style-name="T4">U-Boot argument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6400 (12.5M)</text:span></text:p>
              </table:table-cell>
              <table:table-cell>
                <text:p text:style-name="P7"><text:span text:style-name="T4">Board.dtb</text:span></text:p>
              </table:table-cell>
              <table:table-cell>
                <text:p text:style-name="P7"><text:span text:style-name="T4">512K</text:span></text:p>
              </table:table-cell>
              <table:table-cell>
                <text:p text:style-name="P7"><text:span text:style-name="T4">Normal Board conf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6800 (13M)</text:span></text:p>
              </table:table-cell>
              <table:table-cell>
                <text:p text:style-name="P7"><text:span text:style-name="T4">Kernel</text:span></text:p>
              </table:table-cell>
              <table:table-cell>
                <text:p text:style-name="P7"><text:span text:style-name="T4">11M</text:span></text:p>
              </table:table-cell>
              <table:table-cell>
                <text:p text:style-name="P7"><text:span text:style-name="T4">Normal Kernel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C000 (24M)</text:span></text:p>
              </table:table-cell>
              <table:table-cell>
                <text:p text:style-name="P7"><text:span text:style-name="T4">Uramdisk.img</text:span></text:p>
              </table:table-cell>
              <table:table-cell>
                <text:p text:style-name="P7"><text:span text:style-name="T4">2M</text:span></text:p>
              </table:table-cell>
              <table:table-cell>
                <text:p text:style-name="P7"><text:span text:style-name="T4">File System for android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4">0xD000 (26M)</text:span></text:p>
              </table:table-cell>
              <table:table-cell>
                <text:p text:style-name="P7"><text:span text:style-name="T4">Recovery.img</text:span></text:p>
              </table:table-cell>
              <table:table-cell>
                <text:p text:style-name="P7"><text:span text:style-name="T4">4M</text:span></text:p>
              </table:table-cell>
              <table:table-cell>
                <text:p text:style-name="P7"><text:span text:style-name="T4">Rocovery File system for android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F000 (30M)</text:span></text:p>
              </table:table-cell>
              <table:table-cell>
                <text:p text:style-name="P7"><text:span text:style-name="T4">R-Ramdisk</text:span></text:p>
              </table:table-cell>
              <table:table-cell>
                <text:p text:style-name="P7"><text:span text:style-name="T4">32M</text:span></text:p>
              </table:table-cell>
              <table:table-cell>
                <text:p text:style-name="P7"><text:span text:style-name="T4">Ramdisk for debug/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8" draw:layer="layout" svg:width="11.176cm" svg:height="2.16cm" svg:x="8.258cm" svg:y="0.678cm">
          <text:p text:style-name="P10"><text:span text:style-name="T6">Setting </text:span><text:span text:style-name="T6">區塊規劃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5.201cm" svg:height="14.065cm" svg:x="1.396cm" svg:y="2.5cm">
          <table:table table:template-name="sun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5" table:default-cell-style-name="ce1">
              <table:table-cell>
                <text:p text:style-name="P7"><text:span text:style-name="T5">Name</text:span></text:p>
              </table:table-cell>
              <table:table-cell>
                <text:p text:style-name="P7"><text:span text:style-name="T4">Size</text:span></text:p>
              </table:table-cell>
              <table:table-cell>
                <text:p text:style-name="P7"><text:span text:style-name="T4">Common</text:span></text:p>
              </table:table-cell>
            </table:table-row>
            <table:table-row table:style-name="ro6" table:default-cell-style-name="ce3">
              <table:table-cell>
                <text:p text:style-name="P11"><text:span text:style-name="T7">Initial_Code</text:span></text:p>
              </table:table-cell>
              <table:table-cell>
                <text:p text:style-name="P11"><text:span text:style-name="T7">4 Bytes</text:span></text:p>
              </table:table-cell>
              <table:table-cell>
                <text:p text:style-name="P11"><text:span text:style-name="T7">第一次初始時使用，當這個值不等於 </text:span><text:span text:style-name="T7">0x5AA5AA55 </text:span><text:span text:style-name="T7">時，表示需要初始 </text:span><text:span text:style-name="T7">Setting </text:span><text:span text:style-name="T7">區塊</text:span></text:p>
              </table:table-cell>
            </table:table-row>
            <table:table-row table:style-name="ro7" table:default-cell-style-name="ce4">
              <table:table-cell>
                <text:p text:style-name="P11"><text:span text:style-name="T7">Magic_Code</text:span></text:p>
              </table:table-cell>
              <table:table-cell>
                <text:p text:style-name="P11"><text:span text:style-name="T7">16 Bytes</text:span></text:p>
              </table:table-cell>
              <table:table-cell>
                <text:p text:style-name="P11"><text:span text:style-name="T7">在 </text:span><text:span text:style-name="T7">eMMC </text:span><text:span text:style-name="T7">內用來檢查外部裝置是否有相同的 </text:span><text:span text:style-name="T7">Magic Code</text:span><text:span text:style-name="T7">，若有則載入外部裝置的 </text:span><text:span text:style-name="T7">Kernel </text:span><text:span text:style-name="T7">和 </text:span><text:span text:style-name="T7">Ram Disk(root file system)</text:span></text:p>
              </table:table-cell>
            </table:table-row>
            <table:table-row table:style-name="ro8" table:default-cell-style-name="ce3">
              <table:table-cell>
                <text:p text:style-name="P11"><text:span text:style-name="T7">MAC1</text:span></text:p>
              </table:table-cell>
              <table:table-cell>
                <text:p text:style-name="P11"><text:span text:style-name="T7">8 Bytes</text:span></text:p>
              </table:table-cell>
              <table:table-cell>
                <text:p text:style-name="P11"><text:span text:style-name="T7">第一組網卡 </text:span><text:span text:style-name="T7">MAC Address</text:span></text:p>
              </table:table-cell>
            </table:table-row>
            <table:table-row table:style-name="ro8" table:default-cell-style-name="ce5">
              <table:table-cell table:style-name="ce4">
                <text:p text:style-name="P11"><text:span text:style-name="T7">MAC2</text:span></text:p>
              </table:table-cell>
              <table:table-cell>
                <text:p text:style-name="P12"><text:span text:style-name="T7">8 Bytes</text:span></text:p>
              </table:table-cell>
              <table:table-cell>
                <text:p text:style-name="P12"><text:span text:style-name="T7">第二組網卡 </text:span><text:span text:style-name="T7">MAC Address</text:span></text:p>
              </table:table-cell>
            </table:table-row>
            <table:table-row table:style-name="ro8" table:default-cell-style-name="ce6">
              <table:table-cell table:style-name="ce3">
                <text:p text:style-name="P11"><text:span text:style-name="T7">MAC3</text:span></text:p>
              </table:table-cell>
              <table:table-cell>
                <text:p text:style-name="P12"><text:span text:style-name="T7">8 Bytes</text:span></text:p>
              </table:table-cell>
              <table:table-cell>
                <text:p text:style-name="P12"><text:span text:style-name="T7">第三組網卡 </text:span><text:span text:style-name="T7">MAC Address</text:span></text:p>
              </table:table-cell>
            </table:table-row>
            <table:table-row table:style-name="ro8" table:default-cell-style-name="ce5">
              <table:table-cell table:style-name="ce4">
                <text:p text:style-name="P11"><text:span text:style-name="T7">MAC4</text:span></text:p>
              </table:table-cell>
              <table:table-cell>
                <text:p text:style-name="P12"><text:span text:style-name="T7">8 Bytes</text:span></text:p>
              </table:table-cell>
              <table:table-cell>
                <text:p text:style-name="P12"><text:span text:style-name="T7">第四組網卡 </text:span><text:span text:style-name="T7">MAC Address</text:span></text:p>
              </table:table-cell>
            </table:table-row>
            <table:table-row table:style-name="ro8" table:default-cell-style-name="ce3">
              <table:table-cell>
                <text:p text:style-name="P11"><text:span text:style-name="T7">Product_Name</text:span></text:p>
              </table:table-cell>
              <table:table-cell>
                <text:p text:style-name="P11"><text:span text:style-name="T7">128 Bytes</text:span></text:p>
              </table:table-cell>
              <table:table-cell>
                <text:p text:style-name="P11"><text:span text:style-name="T7">產品名稱</text:span></text:p>
              </table:table-cell>
            </table:table-row>
            <table:table-row table:style-name="ro8" table:default-cell-style-name="ce8">
              <table:table-cell table:style-name="ce7">
                <text:p text:style-name="P1"><text:span text:style-name="T8">ProductSerialNO</text:span></text:p>
              </table:table-cell>
              <table:table-cell>
                <text:p text:style-name="P1"><text:span text:style-name="T8">64 Bytes</text:span></text:p>
              </table:table-cell>
              <table:table-cell>
                <text:p text:style-name="P1"><text:span text:style-name="T8">產品序號</text:span></text:p>
              </table:table-cell>
            </table:table-row>
            <table:table-row table:style-name="ro8" table:default-cell-style-name="ce4">
              <table:table-cell>
                <text:p text:style-name="P11"><text:span text:style-name="T7">BSP_Version</text:span></text:p>
              </table:table-cell>
              <table:table-cell>
                <text:p text:style-name="P11"><text:span text:style-name="T7">32 Bytes</text:span></text:p>
              </table:table-cell>
              <table:table-cell>
                <text:p text:style-name="P11"><text:span text:style-name="T7">BSP </text:span><text:span text:style-name="T7">版本</text:span></text:p>
              </table:table-cell>
            </table:table-row>
            <table:table-row table:style-name="ro8" table:default-cell-style-name="ce3">
              <table:table-cell>
                <text:p text:style-name="P11"><text:span text:style-name="T7">Password_Length</text:span></text:p>
              </table:table-cell>
              <table:table-cell>
                <text:p text:style-name="P11"><text:span text:style-name="T7">4 Bytes</text:span></text:p>
              </table:table-cell>
              <table:table-cell>
                <text:p text:style-name="P11"><text:span text:style-name="T7">密碼長度</text:span></text:p>
              </table:table-cell>
            </table:table-row>
            <table:table-row table:style-name="ro8" table:default-cell-style-name="ce4">
              <table:table-cell>
                <text:p text:style-name="P11"><text:span text:style-name="T7">Password</text:span></text:p>
              </table:table-cell>
              <table:table-cell>
                <text:p text:style-name="P11"><text:span text:style-name="T7">32 Bytes</text:span></text:p>
              </table:table-cell>
              <table:table-cell>
                <text:p text:style-name="P11"><text:span text:style-name="T7">密碼</text:span></text:p>
              </table:table-cell>
            </table:table-row>
            <table:table-row table:style-name="ro8" table:default-cell-style-name="ce3">
              <table:table-cell>
                <text:p text:style-name="P11"><text:span text:style-name="T7">Function</text:span></text:p>
              </table:table-cell>
              <table:table-cell>
                <text:p text:style-name="P11"><text:span text:style-name="T7">4 Bytes</text:span></text:p>
              </table:table-cell>
              <table:table-cell>
                <text:p text:style-name="P11"><text:span text:style-name="T7">功能開啟或關閉</text:span></text:p>
              </table:table-cell>
            </table:table-row>
            <table:table-row table:style-name="ro8" table:default-cell-style-name="ce4">
              <table:table-cell>
                <text:p text:style-name="P11"><text:span text:style-name="T7">Command</text:span></text:p>
              </table:table-cell>
              <table:table-cell>
                <text:p text:style-name="P11"><text:span text:style-name="T7">4 Bytes</text:span></text:p>
              </table:table-cell>
              <table:table-cell>
                <text:p text:style-name="P11"><text:span text:style-name="T7">Default </text:span><text:span text:style-name="T7">定義的功能</text:span></text:p>
              </table:table-cell>
            </table:table-row>
            <table:table-row table:style-name="ro8" table:default-cell-style-name="ce3">
              <table:table-cell>
                <text:p text:style-name="P11"><text:span text:style-name="T7">Test_Status</text:span></text:p>
              </table:table-cell>
              <table:table-cell>
                <text:p text:style-name="P11"><text:span text:style-name="T7">4 Bytes</text:span></text:p>
              </table:table-cell>
              <table:table-cell>
                <text:p text:style-name="P11"><text:span text:style-name="T7">執行後的狀態值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3" draw:layer="layout" svg:width="24.762cm" svg:height="3.178cm" svg:x="1.375cm" svg:y="0.76cm"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layer="layout" svg:width="24.764cm" svg:height="3.18cm" svg:x="1.375cm" svg:y="0.76cm" presentation:class="title" presentation:user-transformed="true">
          <draw:text-box>
            <text:p text:style-name="P14"><text:span text:style-name="T3">Bootsel func.</text:span></text:p>
          </draw:text-box>
        </draw:frame>
        <draw:frame draw:style-name="gr8" draw:text-style-name="P16" draw:layer="layout" svg:width="17.272cm" svg:height="6.323cm" svg:x="4.572cm" svg:y="4.826cm">
          <draw:text-box>
            <text:p text:style-name="P15">Read fec_mac to bootargs.</text:p>
            <text:p text:style-name="P15">Command :</text:p>
            <text:p text:style-name="P15"><text:tab/>bootsel_set</text:p>
            <text:p text:style-name="P15"><text:tab/>env_reset</text:p>
            <text:p text:style-name="P15"><text:tab/>setting_info</text:p>
            <text:p><text:tab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3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layer="layout" svg:width="24.764cm" svg:height="3.18cm" svg:x="1.375cm" svg:y="0.76cm" presentation:class="title" presentation:user-transformed="true">
          <draw:text-box>
            <text:p text:style-name="P14"><text:span text:style-name="T3">Bootsel func.</text:span></text:p>
          </draw:text-box>
        </draw:frame>
        <draw:frame draw:style-name="gr8" draw:text-style-name="P16" draw:layer="layout" svg:width="17.272cm" svg:height="7.338cm" svg:x="4.064cm" svg:y="4.572cm">
          <draw:text-box>
            <text:p text:style-name="P17">Read fec_mac to bootargs.</text:p>
            <text:p text:style-name="P17">void bootsel_init( void )</text:p>
            <text:p text:style-name="P17"><text:tab/>bootsel_adjust_bootargs( ) ;</text:p>
            <text:p text:style-name="P17"><text:tab/><text:tab/>bootsel_Read_Mac( ) ;</text:p>
            <text:p text:style-name="P17"><text:tab/><text:tab/><text:tab/>bootargs=fec_mac=00:11:22:33:44:55</text:p>
            <text:p><text:tab/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3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layer="layout" svg:width="24.764cm" svg:height="3.18cm" svg:x="1.375cm" svg:y="0.76cm" presentation:class="title" presentation:user-transformed="true">
          <draw:text-box>
            <text:p text:style-name="P14"><text:span text:style-name="T3">Bootsel func.</text:span></text:p>
          </draw:text-box>
        </draw:frame>
        <draw:frame draw:style-name="gr8" draw:text-style-name="P16" draw:layer="layout" svg:width="17.272cm" svg:height="14.041cm" svg:x="4.064cm" svg:y="3.94cm">
          <draw:text-box>
            <text:p>bootsel_set - command formated</text:p>
            <text:p><text:s text:c="4"/>&lt;class&gt; &lt;data&gt;</text:p>
            <text:p><text:s text:c="4"/>&lt;class&gt; &lt;function&gt; &lt;enable/disable&gt;</text:p>
            <text:p>** function class **</text:p>
            <text:p><text:s text:c="4"/>function password &lt;enable/disable&gt;</text:p>
            <text:p><text:s text:c="4"/>function change <text:s text:c="2"/>&lt;enable/disable&gt;</text:p>
            <text:p><text:s text:c="4"/>function extsd <text:s text:c="3"/>&lt;enable/disable&gt;</text:p>
            <text:p><text:s text:c="4"/>function usb <text:s text:c="5"/>&lt;enable/disable&gt;</text:p>
            <text:p><text:s text:c="4"/>function menu <text:s text:c="4"/>&lt;enable/disable&gt;</text:p>
            <text:p>** MAC class **</text:p>
            <text:p><text:s text:c="4"/>mac 0 000000000000</text:p>
            <text:p><text:s text:c="4"/>mac 1 000000000000</text:p>
            <text:p><text:s text:c="4"/>mac 2 000000000000</text:p>
            <text:p><text:s text:c="4"/>mac 3 000000000000</text:p>
            <text:p>** run class **</text:p>
            <text:p><text:s text:c="4"/>run update</text:p>
            <text:p><text:s text:c="4"/>run recovery</text:p>
            <text:p/>
            <text:p><text:tab/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3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layer="layout" svg:width="24.764cm" svg:height="3.18cm" svg:x="1.375cm" svg:y="0.76cm" presentation:class="title" presentation:user-transformed="true">
          <draw:text-box>
            <text:p text:style-name="P14"><text:span text:style-name="T3">Bootsel func.</text:span></text:p>
          </draw:text-box>
        </draw:frame>
        <draw:frame draw:style-name="gr8" draw:text-style-name="P16" draw:layer="layout" svg:width="17.272cm" svg:height="10.084cm" svg:x="4.064cm" svg:y="4.572cm">
          <draw:text-box>
            <text:p text:style-name="P18">setting_info :</text:p>
            <text:p text:style-name="P18">ulCheckCode:5AA5AA55</text:p>
            <text:p text:style-name="P18">ubMagicCode:0x10,0x01,0xC0,0x34,0x00,0x00,0x71,0x00,0x00,0xA0,0x00,0xDF,0x00,0x17,0x00,0x00</text:p>
            <text:p text:style-name="P18">ubMAC00:00:11:22:33:44:55:01:00</text:p>
            <text:p text:style-name="P18">ubMAC01:00:00:00:00:00:00:00:00</text:p>
            <text:p text:style-name="P18">ubMAC02:00:00:00:00:00:00:00:00</text:p>
            <text:p text:style-name="P18">ubMAC03:00:00:00:00:00:00:00:00</text:p>
            <text:p text:style-name="P18">Product Name:</text:p>
            <text:p text:style-name="P18">BSP Version:</text:p>
            <text:p text:style-name="P18">Product Serial:</text:p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3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layer="layout" svg:width="24.764cm" svg:height="3.18cm" svg:x="1.375cm" svg:y="0.76cm" presentation:class="title" presentation:user-transformed="true">
          <draw:text-box>
            <text:p text:style-name="P14"><text:span text:style-name="T3">Makefile</text:span></text:p>
          </draw:text-box>
        </draw:frame>
        <draw:frame draw:style-name="gr8" draw:text-style-name="P19" draw:layer="layout" svg:width="17.272cm" svg:height="4.921cm" svg:x="4.064cm" svg:y="4.572cm">
          <draw:text-box>
            <text:p><text:span text:style-name="T9">Make config-file</text:span></text:p>
            <text:p><text:span text:style-name="T9">-include include/config/auto.conf</text:span></text:p>
            <text:p><text:span text:style-name="T9">-include include/config/auto.conf.cmd</text:span></text:p>
            <text:p><text:span text:style-name="T9">Scripts/Makefile.autoconf</text:span></text:p>
            <text:p><text:span text:style-name="T9"><text:tab/></text:span><text:span text:style-name="T9">&lt;configs/$(CONFIG_SYS_CONFIG_NAME).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>
          <draw:text-box>
            <text:p text:style-name="P14"><text:span text:style-name="T3">Add board</text:span></text:p>
          </draw:text-box>
        </draw:frame>
        <draw:frame draw:style-name="gr9" draw:layer="layout" svg:width="15.24cm" svg:height="5.075cm" svg:x="6.096cm" svg:y="6.858cm">
          <draw:text-box>
            <text:p text:style-name="P16">Configs/board_defconfig</text:p>
            <text:p text:style-name="P16">Board/vendor/board fold</text:p>
            <text:p text:style-name="P16">Arch/$(ARCH)/Kconfig : add vendor/Kconfig</text:p>
            <text:p text:style-name="P16"><text:tab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 presentation:user-transformed="true">
          <draw:text-box>
            <text:p text:style-name="P14"><text:span text:style-name="T3">Start</text:span></text:p>
          </draw:text-box>
        </draw:frame>
        <draw:frame draw:style-name="gr10" draw:text-style-name="P20" draw:layer="layout" svg:width="15.748cm" svg:height="6.604cm" svg:x="5.842cm" svg:y="4.572cm">
          <draw:text-box>
            <text:p text:style-name="P20">Arch/arm/cpu/**/Start.S</text:p>
            <text:p text:style-name="P20">Arch/arm/lib/crt*.S</text:p>
            <text:p text:style-name="P20">Common/board_f.c</text:p>
            <text:p text:style-name="P20">Common/board_r.c</text:p>
            <text:p text:style-name="P16"><text:tab/><text:tab/>run_main_loop</text:p>
            <text:p text:style-name="P16"/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 presentation:user-transformed="true">
          <draw:text-box>
            <text:p text:style-name="P14"><text:span text:style-name="T3">Filesystem engramdisk.img</text:span></text:p>
          </draw:text-box>
        </draw:frame>
        <draw:frame draw:style-name="gr11" draw:text-style-name="P21" draw:layer="layout" svg:width="21.844cm" svg:height="13.352cm" svg:x="3.048cm" svg:y="4.064cm">
          <draw:text-box>
            <text:p text:style-name="P20"><text:span text:style-name="T9">#rdisk_option : </text:span></text:p>
            <text:p text:style-name="P20"><text:span text:style-name="T9">#</text:span><text:span text:style-name="T9"><text:tab/></text:span><text:span text:style-name="T9">recovery =&gt; bootsel_load_system_from_files fail then to load internal kernel and filesystem.</text:span></text:p>
            <text:p text:style-name="P20"><text:span text:style-name="T9">#</text:span><text:span text:style-name="T9"><text:tab/></text:span><text:span text:style-name="T9">update =&gt; bootsel_load_system_from_* or bootsel_load_system_from_files success.</text:span></text:p>
            <text:p text:style-name="P20"><text:span text:style-name="T9">#</text:span><text:span text:style-name="T9"><text:tab/></text:span><text:span text:style-name="T9">normal =&gt; hotkey 'u' or "U"</text:span></text:p>
            <text:p text:style-name="P20"><text:span text:style-name="T9">#</text:span></text:p>
            <text:p text:style-name="P20"><text:span text:style-name="T9">#storage :</text:span></text:p>
            <text:p text:style-name="P20"><text:span text:style-name="T9">#</text:span><text:span text:style-name="T9"><text:tab/></text:span><text:span text:style-name="T9">mmc =&gt; load kernel and filesystem from mmc.</text:span></text:p>
            <text:p text:style-name="P20"><text:span text:style-name="T9">#</text:span><text:span text:style-name="T9"><text:tab/></text:span><text:span text:style-name="T9">usb =&gt; load kernel and filesystem from usb.</text:span></text:p>
            <text:p text:style-name="P20"><text:span text:style-name="T9">#</text:span></text:p>
            <text:p text:style-name="P20"><text:span text:style-name="T9">#mmcroot : mount device.</text:span></text:p>
            <text:p text:style-name="P20"><text:span text:style-name="T9">#</text:span></text:p>
            <text:p text:style-name="P20"><text:span text:style-name="T9"/></text:p>
            <text:p text:style-name="P16"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 presentation:user-transformed="true">
          <draw:text-box>
            <text:p text:style-name="P14"><text:span text:style-name="T3">engramdisk.img</text:span></text:p>
          </draw:text-box>
        </draw:frame>
        <draw:frame draw:style-name="gr11" draw:text-style-name="P21" draw:layer="layout" svg:width="21.844cm" svg:height="13.246cm" svg:x="3.048cm" svg:y="3.556cm">
          <draw:text-box>
            <text:p text:style-name="P20"><text:span text:style-name="T10">#define CONFIG_MMCROOT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"/dev/mmcblk0p1" </text:span></text:p>
            <text:p text:style-name="P20"><text:span text:style-name="T10">#define CONFIG_BOOT_SYSTEM_RECOVERY_KERNEL_OFFSET <text:s text:c="4"/></text:span><text:span text:style-name="T10"><text:tab/></text:span><text:span text:style-name="T10">0x800</text:span></text:p>
            <text:p text:style-name="P20"><text:span text:style-name="T10">#define CONFIG_BOOT_SYSTEM_RECOVERY_KERNEL_SIZE <text:s text:c="6"/></text:span><text:span text:style-name="T10"><text:tab/></text:span><text:span text:style-name="T10">0x5000</text:span></text:p>
            <text:p text:style-name="P20"><text:span text:style-name="T10">#define CONFIG_BOOT_SYSTEM_RECOVERY_KERNEL_DTB_OFFSET </text:span><text:span text:style-name="T10"><text:tab/></text:span><text:span text:style-name="T10">0x5C00</text:span></text:p>
            <text:p text:style-name="P20"><text:span text:style-name="T10">#define CONFIG_BOOT_SYSTEM_RECOVERY_KERNEL_DTB_SIZE <text:s text:c="2"/></text:span><text:span text:style-name="T10"><text:tab/></text:span><text:span text:style-name="T10">0x400</text:span></text:p>
            <text:p text:style-name="P20"><text:span text:style-name="T10">#define CONFIG_BOOT_SYSTEM_KERNEL_OFFSET <text:s text:c="4"/></text:span><text:span text:style-name="T10"><text:tab/></text:span><text:span text:style-name="T10"><text:tab/></text:span><text:span text:style-name="T10"><text:tab/></text:span><text:span text:style-name="T10">0x6800</text:span></text:p>
            <text:p text:style-name="P20"><text:span text:style-name="T10">#define CONFIG_BOOT_SYSTEM_KERNEL_SIZE <text:s text:c="6"/></text:span><text:span text:style-name="T10"><text:tab/></text:span><text:span text:style-name="T10"><text:tab/></text:span><text:span text:style-name="T10"><text:tab/></text:span><text:span text:style-name="T10">0x5000</text:span></text:p>
            <text:p text:style-name="P20"><text:span text:style-name="T10">#define CONFIG_BOOT_SYSTEM_KERNEL_DTB_OFFSET </text:span><text:span text:style-name="T10"><text:tab/></text:span><text:span text:style-name="T10"><text:tab/></text:span><text:span text:style-name="T10"><text:tab/></text:span><text:span text:style-name="T10">0x6400</text:span></text:p>
            <text:p text:style-name="P20"><text:span text:style-name="T10">#define CONFIG_BOOT_SYSTEM_KERNEL_DTB_SIZE <text:s text:c="2"/></text:span><text:span text:style-name="T10"><text:tab/></text:span><text:span text:style-name="T10"><text:tab/></text:span><text:span text:style-name="T10"><text:tab/></text:span><text:span text:style-name="T10">0x400</text:span></text:p>
            <text:p text:style-name="P20"><text:span text:style-name="T10">#define CONFIG_BOOT_SYSTEM_URAMDISK_FS_OFFSET <text:s text:c="8"/></text:span><text:span text:style-name="T10"><text:tab/></text:span><text:span text:style-name="T10">0xC000</text:span></text:p>
            <text:p text:style-name="P20"><text:span text:style-name="T10">#define CONFIG_BOOT_SYSTEM_URAMDISK_FS_SIZE <text:s text:c="10"/></text:span><text:span text:style-name="T10"><text:tab/></text:span><text:span text:style-name="T10">0x1000</text:span></text:p>
            <text:p text:style-name="P20"><text:span text:style-name="T10">#define CONFIG_BOOT_SYSTEM_RECOVERY_FS_OFFSET <text:s text:c="8"/></text:span><text:span text:style-name="T10"><text:tab/></text:span><text:span text:style-name="T10">0xD000</text:span></text:p>
            <text:p text:style-name="P20"><text:span text:style-name="T10">#define CONFIG_BOOT_SYSTEM_RECOVERY_FS_SIZE <text:s text:c="10"/></text:span><text:span text:style-name="T10"><text:tab/></text:span><text:span text:style-name="T10">0x2000</text:span></text:p>
            <text:p text:style-name="P20"><text:span text:style-name="T10">#define CONFIG_BOOT_SYSTEM_UPDATE_FS_OFFSET <text:s text:c="8"/></text:span><text:span text:style-name="T10"><text:tab/></text:span><text:span text:style-name="T10">0xF000</text:span></text:p>
            <text:p text:style-name="P20"><text:span text:style-name="T10">#define CONFIG_BOOT_SYSTEM_UPDATE_FS_SIZE <text:s text:c="10"/></text:span><text:span text:style-name="T10"><text:tab/></text:span><text:span text:style-name="T10">0x5000</text:span></text:p>
            <text:p text:style-name="P20"><text:span text:style-name="T9"/></text:p>
            <text:p text:style-name="P16"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3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" draw:text-style-name="P13" draw:layer="layout" svg:width="5.078cm" svg:height="2.03cm" svg:x="10.776cm" svg:y="3.94cm">
          <text:p text:style-name="P7"><text:span text:style-name="T11">備援系統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13" draw:text-style-name="P8" xml:id="id1" draw:id="id1" draw:layer="layout" svg:width="5.586cm" svg:height="2.792cm" svg:x="10.515cm" svg:y="7.367cm">
          <text:p text:style-name="P7"><text:span text:style-name="T4">check_code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stomShape 8" draw:style-name="gr1" draw:text-style-name="P23" draw:layer="layout" svg:width="5.894cm" svg:height="0.96cm" svg:x="4.68cm" svg:y="7.866cm">
          <text:p text:style-name="P22"><text:span text:style-name="T4">File data corr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23" draw:layer="layout" svg:width="6.602cm" svg:height="0.96cm" svg:x="15.856cm" svg:y="7.62cm">
          <text:p text:style-name="P22"><text:span text:style-name="T4">File data un-corr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8" xml:id="id2" draw:id="id2" draw:layer="layout" svg:width="6.094cm" svg:height="2.03cm" svg:x="3.665cm" svg:y="11.685cm">
          <text:p text:style-name="P7"><text:span text:style-name="T4">Excute Update.sh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13" draw:text-style-name="P8" xml:id="id3" draw:id="id3" draw:layer="layout" svg:width="6.094cm" svg:height="2.03cm" svg:x="17.889cm" svg:y="11.685cm">
          <text:p text:style-name="P7"><text:span text:style-name="T4">Mini filesystem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custom-shape draw:name="Line 15" draw:style-name="gr14" draw:text-style-name="P3" draw:layer="layout" svg:width="0.007cm" svg:height="1.396cm" svg:x="13.252cm" svg:y="5.971cm">
          <text:p/>
          <draw:enhanced-geometry draw:mirror-horizontal="true" draw:mirror-vertical="false" svg:viewBox="0 0 21600 21600" draw:type="mso-spt32" draw:enhanced-path="M 0 0 L 21600 21600 N"/>
        </draw:custom-shap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connector draw:style-name="gr15" draw:text-style-name="P24" draw:layer="layout" svg:x1="10.515cm" svg:y1="8.763cm" svg:x2="6.712cm" svg:y2="11.685cm" draw:start-shape="id1" draw:start-glue-point="3" draw:end-shape="id2" svg:d="M10515 8763h-3803v2922" svg:viewBox="0 0 3804 2923">
          <text:p/>
        </draw:connector>
        <draw:connector draw:style-name="gr15" draw:text-style-name="P24" draw:layer="layout" svg:x1="16.101cm" svg:y1="8.763cm" svg:x2="20.936cm" svg:y2="11.685cm" draw:start-shape="id1" draw:start-glue-point="1" draw:end-shape="id3" draw:end-glue-point="0" svg:d="M16101 8763h4835v2922" svg:viewBox="0 0 4836 2923">
          <text:p/>
        </draw:connector>
        <draw:frame presentation:style-name="pr3" draw:layer="layout" svg:width="24.764cm" svg:height="3.18cm" svg:x="1.375cm" svg:y="0.76cm" presentation:class="title" presentation:user-transformed="true">
          <draw:text-box>
            <text:p text:style-name="P14"><text:span text:style-name="T3">備援系統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9">
        <office:forms form:automatic-focus="false" form:apply-design-mode="false"/>
        <draw:custom-shape draw:name="CustomShape 1" draw:style-name="gr6" draw:text-style-name="P8" draw:layer="layout" svg:width="24.758cm" svg:height="3.178cm" svg:x="1.375cm" svg:y="0.76cm"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8" xml:id="id4" draw:id="id4" draw:layer="layout" svg:width="5.84cm" svg:height="2.03cm" svg:x="8.114cm" svg:y="3.456cm">
          <text:p text:style-name="P7"><text:span text:style-name="T4">update</text:span><text:span text:style-name="T4">系統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13" draw:text-style-name="P8" xml:id="id5" draw:id="id5" draw:layer="layout" svg:width="5.586cm" svg:height="2.792cm" svg:x="8.248cm" svg:y="7.12cm">
          <text:p text:style-name="P7"><text:span text:style-name="T4">Update.zip verify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stomShape 4" draw:style-name="gr13" draw:text-style-name="P8" xml:id="id6" draw:id="id6" draw:layer="layout" svg:width="6.094cm" svg:height="2.03cm" svg:x="2.866cm" svg:y="11.686cm">
          <text:p text:style-name="P7"><text:span text:style-name="T4">Excute rtx-script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5" draw:style-name="gr7" draw:text-style-name="P3" draw:layer="layout" svg:x1="0cm" svg:y1="0cm" svg:x2="0.001cm" svg:y2="0.001cm">
          <text:p/>
        </draw:line>
        <draw:custom-shape draw:name="CustomShape 6" draw:style-name="gr1" draw:text-style-name="P23" draw:layer="layout" svg:width="2.794cm" svg:height="0.96cm" svg:x="5.404cm" svg:y="7.422cm">
          <text:p text:style-name="P22"><text:span text:style-name="T4">corr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8" xml:id="id7" draw:id="id7" draw:layer="layout" svg:width="6.094cm" svg:height="2.03cm" svg:x="16.684cm" svg:y="7.512cm">
          <text:p text:style-name="P7"><text:span text:style-name="T4">Recovery UI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1" draw:text-style-name="P23" draw:layer="layout" svg:width="3.702cm" svg:height="0.96cm" svg:x="13.132cm" svg:y="7.366cm">
          <text:p text:style-name="P22"><text:span text:style-name="T4">un-corr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7" draw:text-style-name="P3" draw:layer="layout" svg:x1="0cm" svg:y1="0cm" svg:x2="0.001cm" svg:y2="0.001cm">
          <text:p/>
        </draw:line>
        <draw:line draw:name="Line 10" draw:style-name="gr7" draw:text-style-name="P3" draw:layer="layout" svg:x1="0cm" svg:y1="0cm" svg:x2="0.001cm" svg:y2="0.001cm">
          <text:p/>
        </draw:line>
        <draw:custom-shape draw:name="CustomShape 11" draw:style-name="gr13" draw:text-style-name="P23" xml:id="id8" draw:id="id8" draw:layer="layout" svg:width="11.428cm" svg:height="5.332cm" svg:x="14.032cm" svg:y="11.468cm">
          <text:p text:style-name="P22"><text:span text:style-name="T4">Chooce item by keyboard or mouse :</text:span></text:p>
          <text:p text:style-name="P22"><text:span text:style-name="T4">Reboot system</text:span></text:p>
          <text:p text:style-name="P22"><text:span text:style-name="T4">Cache clean</text:span></text:p>
          <text:p text:style-name="P22"><text:span text:style-name="T4">Data clean</text:span></text:p>
          <text:p text:style-name="P22"><text:span text:style-name="T4">Update from usb</text:span></text:p>
          <text:p text:style-name="P22"><text:span text:style-name="T4">Update from extsd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connector draw:style-name="gr15" draw:text-style-name="P24" draw:layer="layout" svg:x1="11.034cm" svg:y1="5.486cm" svg:x2="11.041cm" svg:y2="7.12cm" draw:start-shape="id4" draw:start-glue-point="2" draw:end-shape="id5" draw:end-glue-point="0" svg:d="M11034 5486v818h7v816" svg:viewBox="0 0 8 1635">
          <text:p/>
        </draw:connector>
        <draw:connector draw:style-name="gr15" draw:text-style-name="P24" draw:layer="layout" svg:x1="8.248cm" svg:y1="8.516cm" svg:x2="5.913cm" svg:y2="11.686cm" draw:start-shape="id5" draw:start-glue-point="3" draw:end-shape="id6" svg:d="M8248 8516h-2335v3170" svg:viewBox="0 0 2336 3171">
          <text:p/>
        </draw:connector>
        <draw:connector draw:style-name="gr15" draw:text-style-name="P24" draw:layer="layout" svg:x1="13.834cm" svg:y1="8.516cm" svg:x2="16.684cm" svg:y2="8.527cm" draw:start-shape="id5" draw:end-shape="id7" draw:end-glue-point="3" svg:d="M13834 8516h1426v11h1424" svg:viewBox="0 0 2851 12">
          <text:p/>
        </draw:connector>
        <draw:connector draw:style-name="gr15" draw:text-style-name="P24" draw:layer="layout" svg:x1="19.731cm" svg:y1="9.542cm" svg:x2="19.746cm" svg:y2="11.468cm" draw:start-shape="id7" draw:start-glue-point="2" draw:end-shape="id8" svg:d="M19731 9542v964h15v962" svg:viewBox="0 0 16 1927">
          <text:p/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14"><text:span text:style-name="T3">Update</text:span><text:span text:style-name="T3">系統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>
          <draw:text-box>
            <text:p text:style-name="P14"><text:span text:style-name="T3">Config file</text:span></text:p>
          </draw:text-box>
        </draw:frame>
        <draw:frame draw:style-name="gr16" draw:text-style-name="P19" draw:layer="layout" svg:width="21.844cm" svg:height="9.494cm" svg:x="3.048cm" svg:y="4.572cm">
          <draw:text-box>
            <text:p text:style-name="P19">Configs/VENDOR_PCBA_SOC_DDR_DTB_CUSTOM_PRODUCT_SYSTEM_defconfig</text:p>
            <text:p text:style-name="P19">Example :</text:p>
            <text:p text:style-name="P19"><text:tab/>rtx_a6_mx6q_micro1g_y_roymark_box_android_defconfig</text:p>
            <text:p text:style-name="P19"><text:tab/>rtx_a6_mx6q_micro1g_y_roymark_tv_linux_defconfig</text:p>
            <text:p text:style-name="P19"/>
            <text:p text:style-name="P19"><text:tab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>
          <draw:text-box>
            <text:p text:style-name="P14"><text:span text:style-name="T3">Config file define</text:span></text:p>
          </draw:text-box>
        </draw:frame>
        <draw:frame draw:style-name="gr16" draw:text-style-name="P19" draw:layer="layout" svg:width="21.844cm" svg:height="15.005cm" svg:x="2.794cm" svg:y="3.537cm">
          <draw:text-box>
            <text:p text:style-name="P25"><text:span text:style-name="T12">CONFIG_SYS_EXTRA_OPTIONS="IMX_CONFIG=board/retronix/rtx_a6plus_mx6q/micron_ddr3_mx6q_1g.cfg,MX6Q,ANDROID_SUPPORT"</text:span></text:p>
            <text:p text:style-name="P25"><text:span text:style-name="T12">CONFIG_ARM=y</text:span></text:p>
            <text:p text:style-name="P25"><text:span text:style-name="T12">CONFIG_TARGET_RTX_A6PLUS_MX6Q=y</text:span></text:p>
            <text:p text:style-name="P25"><text:span text:style-name="T12">CONFIG_SYS_MALLOC_F=y</text:span></text:p>
            <text:p text:style-name="P25"><text:span text:style-name="T12">CONFIG_SYS_MALLOC_F_LEN=0x400</text:span></text:p>
            <text:p text:style-name="P25"><text:span text:style-name="T12">CONFIG_DM=y</text:span></text:p>
            <text:p text:style-name="P25"><text:span text:style-name="T12">CONFIG_DM_THERMAL=y</text:span></text:p>
            <text:p text:style-name="P25"><text:span text:style-name="T12">CONFIG_EXTRA_ENV_USE_DTB=n</text:span></text:p>
            <text:p text:style-name="P25"><text:span text:style-name="T12">CONFIG_BOOTARGS_GEN="init=/init"</text:span></text:p>
            <text:p text:style-name="P25"><text:span text:style-name="T12">CONFIG_BOOTARGS_HDMI="video=mxcfb0:dev=hdmi,1920x1080M@60,if=RGB24,bpp=32 video=mxcfb1:off video=mxcfb2:off"</text:span></text:p>
            <text:p text:style-name="P25"><text:span text:style-name="T12">CONFIG_BOOTARGS_VGA="video=mxcfb0:dev=ldb,LDB-FUHD,if=RGB24,bpp=32 video=mxcfb1:off video=mxcfb2:off"</text:span></text:p>
            <text:p text:style-name="P25"><text:span text:style-name="T12">CONFIG_BOOTARGS_DUAL_HDMI="video=mxcfb0:dev=ldb,LDB-FUHD,if=RGB24,bpp=32 video=mxcfb1:dev=hdmi,1920x1080M@60,if=RGB24,bpp=32 video=mxcfb2:off"</text:span></text:p>
            <text:p text:style-name="P25"><text:span text:style-name="T12">CONFIG_BOOTARGS_GUIMEM="fbmem=28M,28M gpumem=176M vmalloc=400M ldb=spl0"</text:span></text:p>
            <text:p text:style-name="P25"><text:span text:style-name="T12">CONFIG_GUIPORT="hdmi"</text:span></text:p>
            <text:p text:style-name="P25"><text:span text:style-name="T12">CONFIG_UBOOT_MMCNUM="2"</text:span></text:p>
            <text:p text:style-name="P25"><text:span text:style-name="T12">CONFIG_UPDATEROOT="/dev/mmcblk1p1"</text:span></text:p>
            <text:p text:style-name="P19"/>
            <text:p text:style-name="P19"><text:tab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Osaka1" svg:font-family="Osaka"/>
    <style:font-face style:name="ＭＳ Ｐゴシック1" svg:font-family="'ＭＳ Ｐゴシック'"/>
    <style:font-face style:name="ＭＳ Ｐゴシック3" svg:font-family="'ＭＳ Ｐゴシック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Droid Sans Fallback2" svg:font-family="'Droid Sans Fallback'" style:font-family-generic="modern" style:font-pitch="variable"/>
    <style:font-face style:name="ＭＳ Ｐゴシック2" svg:font-family="'ＭＳ Ｐゴシック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題及物件-background" style:family="presentation">
      <style:graphic-properties draw:stroke="none" draw:fill="solid" draw:fill-color="#ffffff"/>
      <style:text-properties style:letter-kerning="true"/>
    </style:style>
    <style:style style:name="標題及物件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題及物件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標題及物件-outline1" style:family="presentation">
      <style:graphic-properties draw:stroke="none" draw:fill="none" draw:auto-grow-height="false" draw:fit-to-size="shrink-to-fit">
        <text:list-style style:name="標題及物件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zh" fo:country="TW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zh" style:country-asian="TW" style:font-style-asian="normal" style:font-weight-asian="normal" style:font-name-complex="FreeSans" style:font-family-complex="FreeSans" style:font-family-generic-complex="system" style:font-pitch-complex="variable" style:font-size-complex="32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標題及物件-outline2" style:family="presentation" style:parent-style-name="標題及物件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標題及物件-outline3" style:family="presentation" style:parent-style-name="標題及物件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標題及物件-outline4" style:family="presentation" style:parent-style-name="標題及物件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標題及物件-outline5" style:family="presentation" style:parent-style-name="標題及物件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6" style:family="presentation" style:parent-style-name="標題及物件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7" style:family="presentation" style:parent-style-name="標題及物件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8" style:family="presentation" style:parent-style-name="標題及物件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9" style:family="presentation" style:parent-style-name="標題及物件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subtitle" style:family="presentation">
      <style:graphic-properties draw:stroke="none" draw:fill="none" draw:textarea-vertical-align="middle">
        <text:list-style style:name="標題及物件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題及物件-title" style:family="presentation">
      <style:graphic-properties draw:stroke="none" draw:fill="none" draw:textarea-vertical-align="middle">
        <text:list-style style:name="標題及物件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zh" fo:country="TW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zh" style:country-asian="TW" style:font-style-asian="normal" style:font-weight-asian="normal" style:font-name-complex="FreeSans" style:font-family-complex="FreeSans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ff0022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solid" draw:fill-color="#eaeaea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dddddd" draw:textarea-vertical-align="top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fill="solid" draw:fill-color="#252525" draw:textarea-horizontal-align="center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9">
      <style:graphic-properties draw:stroke="none" svg:stroke-width="0.026cm" draw:stroke-linejoin="miter" draw:fill="solid" draw:fill-color="#dddddd" draw:textarea-vertical-align="top" draw:auto-grow-height="true" draw:fit-to-size="false" fo:min-height="1.524cm" fo:padding-top="0.125cm" fo:padding-bottom="0.125cm" fo:padding-left="0.25cm" fo:padding-right="0.25cm" fo:wrap-option="wrap"/>
    </style:style>
    <style:style style:name="Mgr10" style:family="graphic" style:parent-style-name="standard" style:list-style-name="ML10">
      <style:graphic-properties draw:stroke="none" svg:stroke-width="0.026cm" draw:stroke-linejoin="miter" draw:fill="solid" draw:fill-color="#252525" draw:textarea-horizontal-align="center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34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solid" draw:fill-color="#eaeaea" draw:textarea-vertical-align="middle" draw:auto-grow-height="true" draw:fit-to-size="false" fo:min-height="1.655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none" draw:fill="none" draw:fill-color="#ffffff"/>
    </style:style>
    <style:style style:name="Mpr1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50%" fo:text-align="center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/>
    </style:style>
    <style:style style:name="MP8" style:family="paragraph">
      <style:paragraph-properties fo:margin-left="0cm" fo:margin-right="0cm" fo:margin-top="0cm" fo:margin-bottom="0cm" fo:line-height="50%" fo:text-align="center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50%" fo:text-align="center" fo:text-indent="0cm" style:punctuation-wrap="hanging" style:writing-mode="lr-tb" style:font-independent-line-spacing="true"/>
      <style:text-properties fo:font-size="18pt" fo:hyphenate="false"/>
    </style:style>
    <style:style style:name="MP10" style:family="paragraph">
      <style:paragraph-properties fo:margin-left="0cm" fo:margin-right="0cm" fo:margin-top="0.212cm" fo:margin-bottom="0cm" fo:line-height="100%" fo:text-align="center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212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style:paragraph-properties fo:text-align="start" style:font-independent-line-spacing="true"/>
      <style:text-properties fo:font-size="28pt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ＭＳ Ｐゴシック1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Osaka1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bold" style:font-name-asian="ＭＳ Ｐゴシック3" style:font-size-asian="8pt" style:font-style-asian="normal" style:font-weight-asian="bold" style:font-size-complex="8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ＭＳ Ｐゴシック3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name-asian="ＭＳ Ｐゴシック3" style:font-size-asian="36pt" style:font-style-asian="normal" style:font-weight-asian="normal" style:font-size-complex="3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ＭＳ Ｐゴシック3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normal" style:font-name-asian="Osaka1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3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draw:name="PlaceHolder 1" presentation:style-name="Title_20_Only-title" draw:layer="backgroundobjects" svg:width="24.758cm" svg:height="3.18cm" svg:x="1.375cm" svg:y="0.76cm" presentation:class="title" presentation:placeholder="true" presentation:user-transformed="true">
        <draw:text-box/>
      </draw:frame>
      <draw:frame presentation:style-name="Title_20_Only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draw:name="PlaceHolder 1" presentation:style-name="Default-title" draw:layer="backgroundobjects" svg:width="24.758cm" svg:height="3.18cm" svg:x="1.375cm" svg:y="0.76cm" presentation:class="title" presentation:placeholder="true" presentation:user-transformed="true">
        <draw:text-box/>
      </draw:frame>
      <draw:frame presentation:style-name="Default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5.132cm" svg:height="10.476cm" svg:x="3.228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presentation:style-name="Blank_20_Slide-title" draw:layer="backgroundobjects" svg:width="24.764cm" svg:height="3.18cm" svg:x="1.375cm" svg:y="0.76cm" presentation:class="title" presentation:placeholder="true">
        <draw:text-box/>
      </draw:frame>
      <draw:frame presentation:style-name="Blank_20_Slide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5.132cm" svg:height="10.476cm" svg:x="3.228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presentation:style-name="Default_20_1-title" draw:layer="backgroundobjects" svg:width="24.764cm" svg:height="3.18cm" svg:x="1.375cm" svg:y="0.76cm" presentation:class="title" presentation:placeholder="true">
        <draw:text-box/>
      </draw:frame>
      <draw:frame presentation:style-name="Default_20_1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5.132cm" svg:height="10.476cm" svg:x="3.228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標題及物件" style:page-layout-name="PM1" draw:style-name="Mdp1">
      <draw:custom-shape draw:name="Text Box 23" draw:style-name="Mgr9" draw:text-style-name="MP9" draw:layer="backgroundobjects" svg:width="27.516cm" svg:height="1.773cm" svg:x="0cm" svg:y="18.031cm">
        <text:p text:style-name="MP8"><text:span text:style-name="MT7"><text:s text:c="194"/></text:span><text:span text:style-name="MT8"><text:s text:c="2"/></text:span><text:span text:style-name="MT9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9" draw:style-name="Mgr10" draw:text-style-name="MP11" draw:layer="backgroundobjects" svg:width="5.696cm" svg:height="1.097cm" svg:x="1.596cm" svg:y="18.027cm">
        <text:p text:style-name="MP10"><text:span text:style-name="MT10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6" draw:style-name="Mgr11" draw:text-style-name="MP13" draw:layer="backgroundobjects" svg:width="9.524cm" svg:height="0.589cm" svg:x="7.501cm" svg:y="18.203cm">
        <text:p text:style-name="MP12"><text:span text:style-name="MT11">©2014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5" draw:style-name="Mgr8" draw:text-style-name="MP3" draw:layer="backgroundobjects" svg:width="3.799cm" svg:height="0.968cm" svg:x="23.159cm" svg:y="18.081cm">
        <draw:image xlink:href="Pictures/1000020100000320000000CC83EA5ACF.png" xlink:type="simple" xlink:show="embed" xlink:actuate="onLoad">
          <text:p/>
        </draw:image>
      </draw:frame>
      <draw:custom-shape draw:name="Rectangle 22" draw:style-name="Mgr12" draw:text-style-name="MP5" draw:layer="backgroundobjects" svg:width="27.516cm" svg:height="1.9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標題 1" draw:style-name="Mgr13" draw:text-style-name="MP15" draw:layer="backgroundobjects" svg:width="24.764cm" svg:height="1.631cm" svg:x="1.376cm" svg:y="0.321cm">
        <draw:text-box>
          <text:p text:style-name="MP14"><text:span text:style-name="MT12">Click to edit the title text format</text:span><text:span text:style-name="MT12">按一下以編輯母片標題樣式</text:span></text:p>
        </draw:text-box>
      </draw:frame>
      <draw:frame draw:name="內容版面配置區 2" draw:style-name="Mgr14" draw:text-style-name="MP20" draw:layer="backgroundobjects" svg:width="24.764cm" svg:height="14.517cm" svg:x="1.376cm" svg:y="2.758cm">
        <draw:text-box>
          <text:list text:style-name="ML3">
            <text:list-item>
              <text:p text:style-name="MP16"><text:span text:style-name="MT13">Click to edit the outline text format</text:span></text:p>
              <text:list>
                <text:list-item>
                  <text:p text:style-name="MP16"><text:span text:style-name="MT13">Second Outline Level</text:span></text:p>
                  <text:list>
                    <text:list-item>
                      <text:p text:style-name="MP16"><text:span text:style-name="MT13">Third Outline Level</text:span></text:p>
                      <text:list>
                        <text:list-item>
                          <text:p text:style-name="MP16"><text:span text:style-name="MT13">Fourth Outline Level</text:span></text:p>
                          <text:list>
                            <text:list-item>
                              <text:p text:style-name="MP16"><text:span text:style-name="MT13">Fifth Outline Level</text:span></text:p>
                              <text:list>
                                <text:list-item>
                                  <text:p text:style-name="MP16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13">Seventh Outline Level</text:span><text:span text:style-name="MT13">按一下以編輯母片文字樣式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14">第二層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5">第三層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6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16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8" draw:style-name="Mgr15" draw:text-style-name="MP22" draw:layer="backgroundobjects" svg:width="1.494cm" svg:height="0.775cm" svg:x="0.203cm" svg:y="18.124cm">
        <text:p text:style-name="MP21"><text:span text:style-name="MT1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標題及物件-title" draw:layer="backgroundobjects" svg:width="24.764cm" svg:height="3.18cm" svg:x="1.375cm" svg:y="0.76cm" presentation:class="title" presentation:placeholder="true">
        <draw:text-box/>
      </draw:frame>
      <draw:frame presentation:style-name="標題及物件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draw:style-name="standard" draw:layer="backgroundobjects" svg:width="15.132cm" svg:height="10.476cm" svg:x="3.228cm" svg:y="2.123cm" presentation:class="page"/>
        <draw:frame draw:style-name="Mgr16" draw:layer="backgroundobjects" svg:width="17.271cm" svg:height="1.267cm" svg:x="2.159cm" svg:y="13.271cm">
          <draw:text-box>
            <text:p/>
          </draw:text-box>
        </draw:frame>
        <draw:frame draw:style-name="Mg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draw:style-name="Mg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presentation:style-name="標題及物件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7-27T15:50:20.020279830</dc:date>
    <meta:editing-duration>PT4H33M5S</meta:editing-duration>
    <meta:editing-cycles>48</meta:editing-cycles>
    <meta:document-statistic meta:object-count="239"/>
  </office:meta>
</office:document-meta>
</file>